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zuul" table:style-name="ta1">
        <table:table-column table:style-name="co1" table:number-columns-repeated="102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ampup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sampl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 kB/s</text:p>
          </table:table-cell>
          <table:table-cell office:value-type="string" calcext:value-type="string">
            <text:p>sem kB/s</text:p>
          </table:table-cell>
          <table:table-cell office:value-type="string" calcext:value-type="string">
            <text:p>avg Bytes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  <table:table-cell office:value-type="float" office:value="338.8" calcext:value-type="float">
            <text:p>338.8</text:p>
          </table:table-cell>
          <table:table-cell office:value-type="float" office:value="60.15" calcext:value-type="float">
            <text:p>60.15</text:p>
          </table:table-cell>
          <table:table-cell office:value-type="float" office:value="48.96" calcext:value-type="float">
            <text:p>48.96</text:p>
          </table:table-cell>
          <table:table-cell office:value-type="float" office:value="181.8" calcext:value-type="float">
            <text:p>181.8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.60802309270747" calcext:value-type="float">
            <text:p>9.60802309270747</text:p>
          </table:table-cell>
          <table:table-cell office:value-type="float" office:value="0" calcext:value-type="float">
            <text:p>0</text:p>
          </table:table-cell>
          <table:table-cell office:value-type="float" office:value="301.659125188537" calcext:value-type="float">
            <text:p>301.659125188537</text:p>
          </table:table-cell>
          <table:table-cell office:value-type="float" office:value="53.5933964932127" calcext:value-type="float">
            <text:p>53.5933964932127</text:p>
          </table:table-cell>
          <table:table-cell office:value-type="float" office:value="43.5991704374057" calcext:value-type="float">
            <text:p>43.5991704374057</text:p>
          </table:table-cell>
          <table:table-cell office:value-type="float" office:value="181926" calcext:value-type="float">
            <text:p>181926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4.0286028289824" calcext:value-type="float">
            <text:p>14.0286028289824</text:p>
          </table:table-cell>
          <table:table-cell office:value-type="float" office:value="0" calcext:value-type="float">
            <text:p>0</text:p>
          </table:table-cell>
          <table:table-cell office:value-type="float" office:value="298.804780876494" calcext:value-type="float">
            <text:p>298.804780876494</text:p>
          </table:table-cell>
          <table:table-cell office:value-type="float" office:value="53.0886220742032" calcext:value-type="float">
            <text:p>53.0886220742032</text:p>
          </table:table-cell>
          <table:table-cell office:value-type="float" office:value="43.1866284860558" calcext:value-type="float">
            <text:p>43.1866284860558</text:p>
          </table:table-cell>
          <table:table-cell office:value-type="float" office:value="181.934" calcext:value-type="float">
            <text:p>181.934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17.1452247706905" calcext:value-type="float">
            <text:p>17,14522477069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1.992116212862" calcext:value-type="float">
            <text:p>291,992116212862</text:p>
          </table:table-cell>
          <table:table-cell table:style-name="Default" office:value-type="float" office:value="51.8810679611651" calcext:value-type="float">
            <text:p>51,8810679611651</text:p>
          </table:table-cell>
          <table:table-cell table:style-name="Default" office:value-type="float" office:value="42.2019855463902" calcext:value-type="float">
            <text:p>42,2019855463902</text:p>
          </table:table-cell>
          <table:table-cell table:style-name="Default" office:value-type="float" office:value="181.944" calcext:value-type="float">
            <text:p>181,944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4.0002330894882" calcext:value-type="float">
            <text:p>14,0002330894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7.509311431573" calcext:value-type="float">
            <text:p>477,509311431573</text:p>
          </table:table-cell>
          <table:table-cell table:style-name="Default" office:value-type="float" office:value="84.8465031396237" calcext:value-type="float">
            <text:p>84,8465031396237</text:p>
          </table:table-cell>
          <table:table-cell table:style-name="Default" office:value-type="float" office:value="69.0150176678445" calcext:value-type="float">
            <text:p>69,0150176678445</text:p>
          </table:table-cell>
          <table:table-cell table:style-name="Default" office:value-type="float" office:value="181.95" calcext:value-type="float">
            <text:p>181,95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0.590671302561" calcext:value-type="float">
            <text:p>10.590671302561</text:p>
          </table:table-cell>
          <table:table-cell office:value-type="float" office:value="0" calcext:value-type="float">
            <text:p>0</text:p>
          </table:table-cell>
          <table:table-cell office:value-type="float" office:value="760.745530620008" calcext:value-type="float">
            <text:p>760.745530620008</text:p>
          </table:table-cell>
          <table:table-cell office:value-type="float" office:value="135.170513978699" calcext:value-type="float">
            <text:p>135.170513978699</text:p>
          </table:table-cell>
          <table:table-cell office:value-type="float" office:value="109.951502472423" calcext:value-type="float">
            <text:p>109.951502472423</text:p>
          </table:table-cell>
          <table:table-cell office:value-type="float" office:value="181.946" calcext:value-type="float">
            <text:p>181.946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9.0978878508662" calcext:value-type="float">
            <text:p>9,0978878508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8.153200419727" calcext:value-type="float">
            <text:p>918,153200419727</text:p>
          </table:table-cell>
          <table:table-cell table:style-name="Default" office:value-type="float" office:value="163.136405184286" calcext:value-type="float">
            <text:p>163,136405184286</text:p>
          </table:table-cell>
          <table:table-cell table:style-name="Default" office:value-type="float" office:value="132.701829748164" calcext:value-type="float">
            <text:p>132,701829748164</text:p>
          </table:table-cell>
          <table:table-cell table:style-name="Default" office:value-type="float" office:value="181.943142857143" calcext:value-type="float">
            <text:p>181,943142857143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.06195846146425" calcext:value-type="float">
            <text:p>8.06195846146425</text:p>
          </table:table-cell>
          <table:table-cell office:value-type="float" office:value="0" calcext:value-type="float">
            <text:p>0</text:p>
          </table:table-cell>
          <table:table-cell office:value-type="float" office:value="1088.13928182807" calcext:value-type="float">
            <text:p>1088.13928182807</text:p>
          </table:table-cell>
          <table:table-cell office:value-type="float" office:value="193.343435459739" calcext:value-type="float">
            <text:p>193.343435459739</text:p>
          </table:table-cell>
          <table:table-cell office:value-type="float" office:value="157.270130576714" calcext:value-type="float">
            <text:p>157.270130576714</text:p>
          </table:table-cell>
          <table:table-cell office:value-type="float" office:value="181.947" calcext:value-type="float">
            <text:p>181.947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9.18796937425361" calcext:value-type="float">
            <text:p>9,187969374253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1.93901858028" calcext:value-type="float">
            <text:p>1071,93901858028</text:p>
          </table:table-cell>
          <table:table-cell table:style-name="Default" office:value-type="float" office:value="190.468070733087" calcext:value-type="float">
            <text:p>190,468070733087</text:p>
          </table:table-cell>
          <table:table-cell table:style-name="Default" office:value-type="float" office:value="154.928686279181" calcext:value-type="float">
            <text:p>154,928686279181</text:p>
          </table:table-cell>
          <table:table-cell table:style-name="Default" office:value-type="float" office:value="181.95" calcext:value-type="float">
            <text:p>181,95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.8110234293521" calcext:value-type="float">
            <text:p>10,81102342935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8.241673121611" calcext:value-type="float">
            <text:p>968,241673121611</text:p>
          </table:table-cell>
          <table:table-cell table:style-name="Default" office:value-type="float" office:value="172.042551195779" calcext:value-type="float">
            <text:p>172,042551195779</text:p>
          </table:table-cell>
          <table:table-cell table:style-name="Default" office:value-type="float" office:value="139.941179318358" calcext:value-type="float">
            <text:p>139,941179318358</text:p>
          </table:table-cell>
          <table:table-cell table:style-name="Default" office:value-type="float" office:value="181.95" calcext:value-type="float">
            <text:p>181,95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8.0055725329688" calcext:value-type="float">
            <text:p>18,00557253296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1.538461538462" calcext:value-type="float">
            <text:p>961,538461538462</text:p>
          </table:table-cell>
          <table:table-cell table:style-name="Default" office:value-type="float" office:value="170.846980168269" calcext:value-type="float">
            <text:p>170,846980168269</text:p>
          </table:table-cell>
          <table:table-cell table:style-name="Default" office:value-type="float" office:value="138.972355769231" calcext:value-type="float">
            <text:p>138,972355769231</text:p>
          </table:table-cell>
          <table:table-cell table:style-name="Default" office:value-type="float" office:value="181.9452" calcext:value-type="float">
            <text:p>181,945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28.0592037956057" calcext:value-type="float">
            <text:p>28,05920379560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5.366195865682" calcext:value-type="float">
            <text:p>935,366195865682</text:p>
          </table:table-cell>
          <table:table-cell table:style-name="Default" office:value-type="float" office:value="166.19813102142" calcext:value-type="float">
            <text:p>166,19813102142</text:p>
          </table:table-cell>
          <table:table-cell table:style-name="Default" office:value-type="float" office:value="135.189645496212" calcext:value-type="float">
            <text:p>135,189645496212</text:p>
          </table:table-cell>
          <table:table-cell table:style-name="Default" office:value-type="float" office:value="181.9468" calcext:value-type="float">
            <text:p>181,9468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34.495823705115" calcext:value-type="float">
            <text:p>34,495823705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9.64208188197" calcext:value-type="float">
            <text:p>1009,64208188197</text:p>
          </table:table-cell>
          <table:table-cell table:style-name="Default" office:value-type="float" office:value="179.39466435711" calcext:value-type="float">
            <text:p>179,39466435711</text:p>
          </table:table-cell>
          <table:table-cell table:style-name="Default" office:value-type="float" office:value="145.924832147004" calcext:value-type="float">
            <text:p>145,924832147004</text:p>
          </table:table-cell>
          <table:table-cell table:style-name="Default" office:value-type="float" office:value="181.9458" calcext:value-type="float">
            <text:p>181,9458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67" calcext:value-type="float">
            <text:p>467</text:p>
          </table:table-cell>
          <table:table-cell table:style-name="Default" office:value-type="float" office:value="50.7319783399938" calcext:value-type="float">
            <text:p>50,73197833999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7.741531929412" calcext:value-type="float">
            <text:p>947,741531929412</text:p>
          </table:table-cell>
          <table:table-cell table:style-name="Default" office:value-type="float" office:value="168.397306873969" calcext:value-type="float">
            <text:p>168,397306873969</text:p>
          </table:table-cell>
          <table:table-cell table:style-name="Default" office:value-type="float" office:value="136.978268286673" calcext:value-type="float">
            <text:p>136,978268286673</text:p>
          </table:table-cell>
          <table:table-cell table:style-name="Default" office:value-type="float" office:value="181.94712" calcext:value-type="float">
            <text:p>181,9471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0000" calcext:value-type="float">
            <text:p>6000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79" calcext:value-type="float">
            <text:p>479</text:p>
          </table:table-cell>
          <table:table-cell table:style-name="Default" office:value-type="float" office:value="58.5230220700557" calcext:value-type="float">
            <text:p>58,52302207005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10.35615054307" calcext:value-type="float">
            <text:p>1010,35615054307</text:p>
          </table:table-cell>
          <table:table-cell table:style-name="Default" office:value-type="float" office:value="179.523317125537" calcext:value-type="float">
            <text:p>179,523317125537</text:p>
          </table:table-cell>
          <table:table-cell table:style-name="Default" office:value-type="float" office:value="146.028037383178" calcext:value-type="float">
            <text:p>146,028037383178</text:p>
          </table:table-cell>
          <table:table-cell table:style-name="Default" office:value-type="float" office:value="181.9476" calcext:value-type="float">
            <text:p>181,9476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0000" calcext:value-type="float">
            <text:p>7000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3" calcext:value-type="float">
            <text:p>553</text:p>
          </table:table-cell>
          <table:table-cell table:style-name="Default" office:value-type="float" office:value="67.3741418857413" calcext:value-type="float">
            <text:p>67,37414188574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9.9115747348" calcext:value-type="float">
            <text:p>1029,9115747348</text:p>
          </table:table-cell>
          <table:table-cell table:style-name="Default" office:value-type="float" office:value="182.997987534392" calcext:value-type="float">
            <text:p>182,997987534392</text:p>
          </table:table-cell>
          <table:table-cell table:style-name="Default" office:value-type="float" office:value="148.854407285889" calcext:value-type="float">
            <text:p>148,854407285889</text:p>
          </table:table-cell>
          <table:table-cell table:style-name="Default" office:value-type="float" office:value="181.9476" calcext:value-type="float">
            <text:p>181,9476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0000" calcext:value-type="float">
            <text:p>80000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7" calcext:value-type="float">
            <text:p>607</text:p>
          </table:table-cell>
          <table:table-cell table:style-name="Default" office:value-type="float" office:value="78.8568623133069" calcext:value-type="float">
            <text:p>78,8568623133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11.50587937792" calcext:value-type="float">
            <text:p>1011,50587937792</text:p>
          </table:table-cell>
          <table:table-cell table:style-name="Default" office:value-type="float" office:value="179.728197306866" calcext:value-type="float">
            <text:p>179,728197306866</text:p>
          </table:table-cell>
          <table:table-cell table:style-name="Default" office:value-type="float" office:value="146.194209128841" calcext:value-type="float">
            <text:p>146,194209128841</text:p>
          </table:table-cell>
          <table:table-cell table:style-name="Default" office:value-type="float" office:value="181.9482" calcext:value-type="float">
            <text:p>181,948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0000" calcext:value-type="float">
            <text:p>9000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67" calcext:value-type="float">
            <text:p>667</text:p>
          </table:table-cell>
          <table:table-cell table:style-name="Default" office:value-type="float" office:value="89.1076356172455" calcext:value-type="float">
            <text:p>89,1076356172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15.51480959097" calcext:value-type="float">
            <text:p>1015,51480959097</text:p>
          </table:table-cell>
          <table:table-cell table:style-name="Default" office:value-type="float" office:value="180.440453102962" calcext:value-type="float">
            <text:p>180,440453102962</text:p>
          </table:table-cell>
          <table:table-cell table:style-name="Default" office:value-type="float" office:value="146.773624823695" calcext:value-type="float">
            <text:p>146,773624823695</text:p>
          </table:table-cell>
          <table:table-cell table:style-name="Default" office:value-type="float" office:value="181.948133333333" calcext:value-type="float">
            <text:p>181,948133333333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65" calcext:value-type="float">
            <text:p>765</text:p>
          </table:table-cell>
          <table:table-cell table:style-name="Default" office:value-type="float" office:value="105.927847943173" calcext:value-type="float">
            <text:p>105,9278479431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0.46905639658" calcext:value-type="float">
            <text:p>980,46905639658</text:p>
          </table:table-cell>
          <table:table-cell table:style-name="Default" office:value-type="float" office:value="174.211733518315" calcext:value-type="float">
            <text:p>174,211733518315</text:p>
          </table:table-cell>
          <table:table-cell table:style-name="Default" office:value-type="float" office:value="141.708418307318" calcext:value-type="float">
            <text:p>141,708418307318</text:p>
          </table:table-cell>
          <table:table-cell table:style-name="Default" office:value-type="float" office:value="181.9464" calcext:value-type="float">
            <text:p>181,946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24" calcext:value-type="float">
            <text:p>3624</text:p>
          </table:table-cell>
          <table:table-cell table:style-name="Default" office:value-type="float" office:value="260.531972616058" calcext:value-type="float">
            <text:p>260,531972616058</text:p>
          </table:table-cell>
          <table:table-cell table:style-name="ce2" office:value-type="float" office:value="0.000225" calcext:value-type="float">
            <text:p>2,25E-04</text:p>
          </table:table-cell>
          <table:table-cell table:style-name="Default" office:value-type="float" office:value="786.5963973885" calcext:value-type="float">
            <text:p>786,5963973885</text:p>
          </table:table-cell>
          <table:table-cell table:style-name="Default" office:value-type="float" office:value="139.776881624617" calcext:value-type="float">
            <text:p>139,776881624617</text:p>
          </table:table-cell>
          <table:table-cell table:style-name="Default" office:value-type="float" office:value="113.687760560057" calcext:value-type="float">
            <text:p>113,687760560057</text:p>
          </table:table-cell>
          <table:table-cell table:style-name="Default" office:value-type="float" office:value="181.96311" calcext:value-type="float">
            <text:p>181,96311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300000" calcext:value-type="float">
            <text:p>30000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29" calcext:value-type="float">
            <text:p>2229</text:p>
          </table:table-cell>
          <table:table-cell table:style-name="Default" office:value-type="float" office:value="233.440720473754" calcext:value-type="float">
            <text:p>233,440720473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57.83911677486" calcext:value-type="float">
            <text:p>1057,83911677486</text:p>
          </table:table-cell>
          <table:table-cell table:style-name="Default" office:value-type="float" office:value="187.960573234202" calcext:value-type="float">
            <text:p>187,960573234202</text:p>
          </table:table-cell>
          <table:table-cell table:style-name="Default" office:value-type="float" office:value="152.890809846367" calcext:value-type="float">
            <text:p>152,890809846367</text:p>
          </table:table-cell>
          <table:table-cell table:style-name="Default" office:value-type="float" office:value="181.94792" calcext:value-type="float">
            <text:p>181,9479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400000" calcext:value-type="float">
            <text:p>400000</text:p>
          </table:table-cell>
          <table:table-cell table:style-name="Default" office:value-type="float" office:value="378" calcext:value-type="float">
            <text:p>37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80" calcext:value-type="float">
            <text:p>2680</text:p>
          </table:table-cell>
          <table:table-cell table:style-name="Default" office:value-type="float" office:value="270.626702357453" calcext:value-type="float">
            <text:p>270,6267023574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4.22283715345" calcext:value-type="float">
            <text:p>1044,22283715345</text:p>
          </table:table-cell>
          <table:table-cell table:style-name="Default" office:value-type="float" office:value="185.540552557041" calcext:value-type="float">
            <text:p>185,540552557041</text:p>
          </table:table-cell>
          <table:table-cell table:style-name="Default" office:value-type="float" office:value="150.922831932334" calcext:value-type="float">
            <text:p>150,922831932334</text:p>
          </table:table-cell>
          <table:table-cell table:style-name="Default" office:value-type="float" office:value="181.9473" calcext:value-type="float">
            <text:p>181,9473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57" calcext:value-type="float">
            <text:p>2657</text:p>
          </table:table-cell>
          <table:table-cell table:style-name="Default" office:value-type="float" office:value="360.774472060671" calcext:value-type="float">
            <text:p>360,7744720606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18.84356329298" calcext:value-type="float">
            <text:p>1118,84356329298</text:p>
          </table:table-cell>
          <table:table-cell table:style-name="Default" office:value-type="float" office:value="198.798134747925" calcext:value-type="float">
            <text:p>198,798134747925</text:p>
          </table:table-cell>
          <table:table-cell table:style-name="Default" office:value-type="float" office:value="161.707858757189" calcext:value-type="float">
            <text:p>161,707858757189</text:p>
          </table:table-cell>
          <table:table-cell table:style-name="Default" office:value-type="float" office:value="181.94616" calcext:value-type="float">
            <text:p>181,94616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60000" calcext:value-type="float">
            <text:p>60000</text:p>
          </table:table-cell>
          <table:table-cell table:style-name="Default" office:value-type="float" office:value="522" calcext:value-type="float">
            <text:p>52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574" calcext:value-type="float">
            <text:p>3574</text:p>
          </table:table-cell>
          <table:table-cell table:style-name="Default" office:value-type="float" office:value="445.481684957574" calcext:value-type="float">
            <text:p>445,4816849575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4.28509469423" calcext:value-type="float">
            <text:p>1084,28509469423</text:p>
          </table:table-cell>
          <table:table-cell table:style-name="Default" office:value-type="float" office:value="192.658401628235" calcext:value-type="float">
            <text:p>192,658401628235</text:p>
          </table:table-cell>
          <table:table-cell table:style-name="Default" office:value-type="float" office:value="156.713080092526" calcext:value-type="float">
            <text:p>156,713080092526</text:p>
          </table:table-cell>
          <table:table-cell table:style-name="Default" office:value-type="float" office:value="181.9468" calcext:value-type="float">
            <text:p>181,9468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70000" calcext:value-type="float">
            <text:p>70000</text:p>
          </table:table-cell>
          <table:table-cell table:style-name="Default" office:value-type="float" office:value="599" calcext:value-type="float">
            <text:p>5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906" calcext:value-type="float">
            <text:p>2906</text:p>
          </table:table-cell>
          <table:table-cell table:style-name="Default" office:value-type="float" office:value="502.393778502049" calcext:value-type="float">
            <text:p>502,393778502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0.80201289511" calcext:value-type="float">
            <text:p>1100,80201289511</text:p>
          </table:table-cell>
          <table:table-cell table:style-name="Default" office:value-type="float" office:value="195.626385216819" calcext:value-type="float">
            <text:p>195,626385216819</text:p>
          </table:table-cell>
          <table:table-cell table:style-name="Default" office:value-type="float" office:value="159.100290926246" calcext:value-type="float">
            <text:p>159,100290926246</text:p>
          </table:table-cell>
          <table:table-cell table:style-name="Default" office:value-type="float" office:value="181.9777" calcext:value-type="float">
            <text:p>181,9777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80000" calcext:value-type="float">
            <text:p>80000</text:p>
          </table:table-cell>
          <table:table-cell table:style-name="Default" office:value-type="float" office:value="683" calcext:value-type="float">
            <text:p>68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82" calcext:value-type="float">
            <text:p>2682</text:p>
          </table:table-cell>
          <table:table-cell table:style-name="Default" office:value-type="float" office:value="490.192109563271" calcext:value-type="float">
            <text:p>490,192109563271</text:p>
          </table:table-cell>
          <table:table-cell table:style-name="ce2" office:value-type="float" office:value="0.00045" calcext:value-type="float">
            <text:p>4,50E-04</text:p>
          </table:table-cell>
          <table:table-cell table:style-name="Default" office:value-type="float" office:value="1105.12501726758" calcext:value-type="float">
            <text:p>1105,12501726758</text:p>
          </table:table-cell>
          <table:table-cell table:style-name="Default" office:value-type="float" office:value="196.448787600152" calcext:value-type="float">
            <text:p>196,448787600152</text:p>
          </table:table-cell>
          <table:table-cell table:style-name="Default" office:value-type="float" office:value="159.725100151955" calcext:value-type="float">
            <text:p>159,725100151955</text:p>
          </table:table-cell>
          <table:table-cell table:style-name="Default" office:value-type="float" office:value="182.027875" calcext:value-type="float">
            <text:p>182,027875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90000" calcext:value-type="float">
            <text:p>90000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98" calcext:value-type="float">
            <text:p>2298</text:p>
          </table:table-cell>
          <table:table-cell table:style-name="Default" office:value-type="float" office:value="441.334475753763" calcext:value-type="float">
            <text:p>441,334475753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27.96089735556" calcext:value-type="float">
            <text:p>1127,96089735556</text:p>
          </table:table-cell>
          <table:table-cell table:style-name="Default" office:value-type="float" office:value="200.477363920134" calcext:value-type="float">
            <text:p>200,477363920134</text:p>
          </table:table-cell>
          <table:table-cell table:style-name="Default" office:value-type="float" office:value="163.025598445921" calcext:value-type="float">
            <text:p>163,025598445921</text:p>
          </table:table-cell>
          <table:table-cell table:style-name="Default" office:value-type="float" office:value="181.999944444444" calcext:value-type="float">
            <text:p>181,99994444444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818" calcext:value-type="float">
            <text:p>8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41" calcext:value-type="float">
            <text:p>3141</text:p>
          </table:table-cell>
          <table:table-cell table:style-name="Default" office:value-type="float" office:value="459.336515073576" calcext:value-type="float">
            <text:p>459,336515073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2.92245271158" calcext:value-type="float">
            <text:p>1142,92245271158</text:p>
          </table:table-cell>
          <table:table-cell table:style-name="Default" office:value-type="float" office:value="203.136272965598" calcext:value-type="float">
            <text:p>203,136272965598</text:p>
          </table:table-cell>
          <table:table-cell table:style-name="Default" office:value-type="float" office:value="165.188010743471" calcext:value-type="float">
            <text:p>165,188010743471</text:p>
          </table:table-cell>
          <table:table-cell table:style-name="Default" office:value-type="float" office:value="181.9997" calcext:value-type="float">
            <text:p>181,9997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53" calcext:value-type="float">
            <text:p>1853</text:p>
          </table:table-cell>
          <table:table-cell table:style-name="Default" office:value-type="float" office:value="333.724733117766" calcext:value-type="float">
            <text:p>333,7247331177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9.85061007709" calcext:value-type="float">
            <text:p>1169,85061007709</text:p>
          </table:table-cell>
          <table:table-cell table:style-name="Default" office:value-type="float" office:value="207.920267917724" calcext:value-type="float">
            <text:p>207,920267917724</text:p>
          </table:table-cell>
          <table:table-cell table:style-name="Default" office:value-type="float" office:value="169.079970987705" calcext:value-type="float">
            <text:p>169,079970987705</text:p>
          </table:table-cell>
          <table:table-cell table:style-name="Default" office:value-type="float" office:value="181.9979" calcext:value-type="float">
            <text:p>181,997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75" calcext:value-type="float">
            <text:p>3175</text:p>
          </table:table-cell>
          <table:table-cell table:style-name="Default" office:value-type="float" office:value="614.29979551018" calcext:value-type="float">
            <text:p>614,29979551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26.86848881301" calcext:value-type="float">
            <text:p>1126,86848881301</text:p>
          </table:table-cell>
          <table:table-cell table:style-name="Default" office:value-type="float" office:value="200.283266566375" calcext:value-type="float">
            <text:p>200,283266566375</text:p>
          </table:table-cell>
          <table:table-cell table:style-name="Default" office:value-type="float" office:value="162.867711273756" calcext:value-type="float">
            <text:p>162,867711273756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00000" calcext:value-type="float">
            <text:p>300000</text:p>
          </table:table-cell>
          <table:table-cell table:style-name="Default" office:value-type="float" office:value="2396" calcext:value-type="float">
            <text:p>23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412" calcext:value-type="float">
            <text:p>4412</text:p>
          </table:table-cell>
          <table:table-cell table:style-name="Default" office:value-type="float" office:value="864.019989915239" calcext:value-type="float">
            <text:p>864,0199899152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38.39463588448" calcext:value-type="float">
            <text:p>1138,39463588448</text:p>
          </table:table-cell>
          <table:table-cell table:style-name="Default" office:value-type="float" office:value="202.33185911228" calcext:value-type="float">
            <text:p>202,33185911228</text:p>
          </table:table-cell>
          <table:table-cell table:style-name="Default" office:value-type="float" office:value="164.533599717678" calcext:value-type="float">
            <text:p>164,533599717678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00000" calcext:value-type="float">
            <text:p>400000</text:p>
          </table:table-cell>
          <table:table-cell table:style-name="Default" office:value-type="float" office:value="3147" calcext:value-type="float">
            <text:p>31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564" calcext:value-type="float">
            <text:p>7564</text:p>
          </table:table-cell>
          <table:table-cell table:style-name="Default" office:value-type="float" office:value="975.594241673075" calcext:value-type="float">
            <text:p>975,594241673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5.60659869401" calcext:value-type="float">
            <text:p>1145,60659869401</text:p>
          </table:table-cell>
          <table:table-cell table:style-name="Default" office:value-type="float" office:value="203.613672814755" calcext:value-type="float">
            <text:p>203,613672814755</text:p>
          </table:table-cell>
          <table:table-cell table:style-name="Default" office:value-type="float" office:value="165.575953717493" calcext:value-type="float">
            <text:p>165,575953717493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636" calcext:value-type="float">
            <text:p>6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03" calcext:value-type="float">
            <text:p>1803</text:p>
          </table:table-cell>
          <table:table-cell table:style-name="Default" office:value-type="float" office:value="332.402744573362" calcext:value-type="float">
            <text:p>332,402744573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5.70983481277" calcext:value-type="float">
            <text:p>1175,70983481277</text:p>
          </table:table-cell>
          <table:table-cell table:style-name="Default" office:value-type="float" office:value="208.954270398566" calcext:value-type="float">
            <text:p>208,954270398566</text:p>
          </table:table-cell>
          <table:table-cell table:style-name="Default" office:value-type="float" office:value="169.926812062783" calcext:value-type="float">
            <text:p>169,926812062783</text:p>
          </table:table-cell>
          <table:table-cell table:style-name="Default" office:value-type="float" office:value="181.99148" calcext:value-type="float">
            <text:p>181,99148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float" office:value="1466" calcext:value-type="float">
            <text:p>146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30" calcext:value-type="float">
            <text:p>4030</text:p>
          </table:table-cell>
          <table:table-cell table:style-name="Default" office:value-type="float" office:value="573.154763693695" calcext:value-type="float">
            <text:p>573,1547636936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4.93091959647" calcext:value-type="float">
            <text:p>1164,93091959647</text:p>
          </table:table-cell>
          <table:table-cell table:style-name="Default" office:value-type="float" office:value="207.048183590565" calcext:value-type="float">
            <text:p>207,048183590565</text:p>
          </table:table-cell>
          <table:table-cell table:style-name="Default" office:value-type="float" office:value="168.368921972927" calcext:value-type="float">
            <text:p>168,368921972927</text:p>
          </table:table-cell>
          <table:table-cell table:style-name="Default" office:value-type="float" office:value="181.999925" calcext:value-type="float">
            <text:p>181,999925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00000" calcext:value-type="float">
            <text:p>300000</text:p>
          </table:table-cell>
          <table:table-cell table:style-name="Default" office:value-type="float" office:value="2248" calcext:value-type="float">
            <text:p>22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113" calcext:value-type="float">
            <text:p>6113</text:p>
          </table:table-cell>
          <table:table-cell table:style-name="Default" office:value-type="float" office:value="941.699831086473" calcext:value-type="float">
            <text:p>941,699831086473</text:p>
          </table:table-cell>
          <table:table-cell table:style-name="ce2" office:value-type="float" office:value="0.000226666666666667" calcext:value-type="float">
            <text:p>2,27E-04</text:p>
          </table:table-cell>
          <table:table-cell table:style-name="Default" office:value-type="float" office:value="1129.84562542605" calcext:value-type="float">
            <text:p>1129,84562542605</text:p>
          </table:table-cell>
          <table:table-cell table:style-name="Default" office:value-type="float" office:value="200.828662323979" calcext:value-type="float">
            <text:p>200,828662323979</text:p>
          </table:table-cell>
          <table:table-cell table:style-name="Default" office:value-type="float" office:value="163.298000549858" calcext:value-type="float">
            <text:p>163,298000549858</text:p>
          </table:table-cell>
          <table:table-cell table:style-name="Default" office:value-type="float" office:value="182.014733333333" calcext:value-type="float">
            <text:p>182,014733333333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00000" calcext:value-type="float">
            <text:p>400000</text:p>
          </table:table-cell>
          <table:table-cell table:style-name="Default" office:value-type="float" office:value="2823" calcext:value-type="float">
            <text:p>28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909" calcext:value-type="float">
            <text:p>4909</text:p>
          </table:table-cell>
          <table:table-cell table:style-name="Default" office:value-type="float" office:value="876.230993151429" calcext:value-type="float">
            <text:p>876,230993151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17.38398062456" calcext:value-type="float">
            <text:p>1117,38398062456</text:p>
          </table:table-cell>
          <table:table-cell table:style-name="Default" office:value-type="float" office:value="198.597529791377" calcext:value-type="float">
            <text:p>198,597529791377</text:p>
          </table:table-cell>
          <table:table-cell table:style-name="Default" office:value-type="float" office:value="161.496903449644" calcext:value-type="float">
            <text:p>161,496903449644</text:p>
          </table:table-cell>
          <table:table-cell table:style-name="Default" office:value-type="float" office:value="181.9999875" calcext:value-type="float">
            <text:p>181,9999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GZ:zuul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TGZ:zuul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TGM:myservice</text:p>
          </table:table-cell>
          <table:table-cell table:style-name="Default" table:number-columns-repeated="10"/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ervice" table:style-name="ta1">
        <table:table-column table:style-name="co1" table:number-columns-repeated="102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ampup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sampl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 kB/s</text:p>
          </table:table-cell>
          <table:table-cell office:value-type="string" calcext:value-type="string">
            <text:p>sem kB/s</text:p>
          </table:table-cell>
          <table:table-cell office:value-type="string" calcext:value-type="string">
            <text:p>avg Bytes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464.7" calcext:value-type="float">
            <text:p>464.7</text:p>
          </table:table-cell>
          <table:table-cell office:value-type="float" office:value="73.84" calcext:value-type="float">
            <text:p>73.84</text:p>
          </table:table-cell>
          <table:table-cell office:value-type="float" office:value="62.62" calcext:value-type="float">
            <text:p>62.62</text:p>
          </table:table-cell>
          <table:table-cell office:value-type="float" office:value="162.7" calcext:value-type="float">
            <text:p>162.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84592370802083" calcext:value-type="float">
            <text:p>5.84592370802083</text:p>
          </table:table-cell>
          <table:table-cell office:value-type="float" office:value="0" calcext:value-type="float">
            <text:p>0</text:p>
          </table:table-cell>
          <table:table-cell office:value-type="float" office:value="670.016750418761" calcext:value-type="float">
            <text:p>670.016750418761</text:p>
          </table:table-cell>
          <table:table-cell office:value-type="float" office:value="106.463306113903" calcext:value-type="float">
            <text:p>106.463306113903</text:p>
          </table:table-cell>
          <table:table-cell office:value-type="float" office:value="90.2952261306533" calcext:value-type="float">
            <text:p>90.2952261306533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.15887282400711" calcext:value-type="float">
            <text:p>1.15887282400711</text:p>
          </table:table-cell>
          <table:table-cell office:value-type="float" office:value="0" calcext:value-type="float">
            <text:p>0</text:p>
          </table:table-cell>
          <table:table-cell office:value-type="float" office:value="1544.79917610711" calcext:value-type="float">
            <text:p>1544.79917610711</text:p>
          </table:table-cell>
          <table:table-cell office:value-type="float" office:value="245.463158148816" calcext:value-type="float">
            <text:p>245.463158148816</text:p>
          </table:table-cell>
          <table:table-cell office:value-type="float" office:value="208.185826467559" calcext:value-type="float">
            <text:p>208.185826467559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000" calcext:value-type="float">
            <text:p>4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2.80471919271787" calcext:value-type="float">
            <text:p>2,80471919271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24.00192400192" calcext:value-type="float">
            <text:p>1924,00192400192</text:p>
          </table:table-cell>
          <table:table-cell table:style-name="Default" office:value-type="float" office:value="305.717141654642" calcext:value-type="float">
            <text:p>305,717141654642</text:p>
          </table:table-cell>
          <table:table-cell table:style-name="Default" office:value-type="float" office:value="259.289321789322" calcext:value-type="float">
            <text:p>259,289321789322</text:p>
          </table:table-cell>
          <table:table-cell table:style-name="Default" office:value-type="float" office:value="162.71" calcext:value-type="float">
            <text:p>162,71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633994037826855" calcext:value-type="float">
            <text:p>0,633994037826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78.68852459016" calcext:value-type="float">
            <text:p>3278,68852459016</text:p>
          </table:table-cell>
          <table:table-cell table:style-name="Default" office:value-type="float" office:value="520.972079918033" calcext:value-type="float">
            <text:p>520,972079918033</text:p>
          </table:table-cell>
          <table:table-cell table:style-name="Default" office:value-type="float" office:value="441.854508196721" calcext:value-type="float">
            <text:p>441,854508196721</text:p>
          </table:table-cell>
          <table:table-cell table:style-name="Default" office:value-type="float" office:value="162.71" calcext:value-type="float">
            <text:p>162,71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.66876878757256" calcext:value-type="float">
            <text:p>3,66876878757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11.25169453231" calcext:value-type="float">
            <text:p>2711,25169453231</text:p>
          </table:table-cell>
          <table:table-cell table:style-name="Default" office:value-type="float" office:value="430.808362516945" calcext:value-type="float">
            <text:p>430,808362516945</text:p>
          </table:table-cell>
          <table:table-cell table:style-name="Default" office:value-type="float" office:value="365.383529145956" calcext:value-type="float">
            <text:p>365,383529145956</text:p>
          </table:table-cell>
          <table:table-cell table:style-name="Default" office:value-type="float" office:value="162.71" calcext:value-type="float">
            <text:p>162,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.98659207172553" calcext:value-type="float">
            <text:p>4.98659207172553</text:p>
          </table:table-cell>
          <table:table-cell office:value-type="float" office:value="0" calcext:value-type="float">
            <text:p>0</text:p>
          </table:table-cell>
          <table:table-cell office:value-type="float" office:value="2604.16666666667" calcext:value-type="float">
            <text:p>2604.16666666667</text:p>
          </table:table-cell>
          <table:table-cell office:value-type="float" office:value="413.792928059896" calcext:value-type="float">
            <text:p>413.792928059896</text:p>
          </table:table-cell>
          <table:table-cell office:value-type="float" office:value="350.9521484375" calcext:value-type="float">
            <text:p>350.9521484375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31615254245465" calcext:value-type="float">
            <text:p>8.31615254245465</text:p>
          </table:table-cell>
          <table:table-cell office:value-type="float" office:value="0" calcext:value-type="float">
            <text:p>0</text:p>
          </table:table-cell>
          <table:table-cell office:value-type="float" office:value="1871.34502923977" calcext:value-type="float">
            <text:p>1871.34502923977</text:p>
          </table:table-cell>
          <table:table-cell office:value-type="float" office:value="297.35014619883" calcext:value-type="float">
            <text:p>297.35014619883</text:p>
          </table:table-cell>
          <table:table-cell office:value-type="float" office:value="252.19298245614" calcext:value-type="float">
            <text:p>252.19298245614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7.44066653641815" calcext:value-type="float">
            <text:p>7,44066653641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16.75617615467" calcext:value-type="float">
            <text:p>2416,75617615467</text:p>
          </table:table-cell>
          <table:table-cell table:style-name="Default" office:value-type="float" office:value="384.014059982546" calcext:value-type="float">
            <text:p>384,014059982546</text:p>
          </table:table-cell>
          <table:table-cell table:style-name="Default" office:value-type="float" office:value="325.695656552094" calcext:value-type="float">
            <text:p>325,695656552094</text:p>
          </table:table-cell>
          <table:table-cell table:style-name="Default" office:value-type="float" office:value="162.71" calcext:value-type="float">
            <text:p>162,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.4009681468035" calcext:value-type="float">
            <text:p>7.4009681468035</text:p>
          </table:table-cell>
          <table:table-cell office:value-type="float" office:value="0" calcext:value-type="float">
            <text:p>0</text:p>
          </table:table-cell>
          <table:table-cell office:value-type="float" office:value="2624.6719160105" calcext:value-type="float">
            <text:p>2624.6719160105</text:p>
          </table:table-cell>
          <table:table-cell office:value-type="float" office:value="417.051140091863" calcext:value-type="float">
            <text:p>417.051140091863</text:p>
          </table:table-cell>
          <table:table-cell office:value-type="float" office:value="353.715551181102" calcext:value-type="float">
            <text:p>353.715551181102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6.1140747856493" calcext:value-type="float">
            <text:p>16.1140747856493</text:p>
          </table:table-cell>
          <table:table-cell office:value-type="float" office:value="0" calcext:value-type="float">
            <text:p>0</text:p>
          </table:table-cell>
          <table:table-cell office:value-type="float" office:value="1877.58167480285" calcext:value-type="float">
            <text:p>1877.58167480285</text:p>
          </table:table-cell>
          <table:table-cell office:value-type="float" office:value="298.341127253098" calcext:value-type="float">
            <text:p>298.341127253098</text:p>
          </table:table-cell>
          <table:table-cell office:value-type="float" office:value="253.033467893353" calcext:value-type="float">
            <text:p>253.033467893353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0000" calcext:value-type="float">
            <text:p>300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4.0879120794135" calcext:value-type="float">
            <text:p>24.0879120794135</text:p>
          </table:table-cell>
          <table:table-cell office:value-type="float" office:value="0" calcext:value-type="float">
            <text:p>0</text:p>
          </table:table-cell>
          <table:table-cell office:value-type="float" office:value="1658.83328725463" calcext:value-type="float">
            <text:p>1658.83328725463</text:p>
          </table:table-cell>
          <table:table-cell office:value-type="float" office:value="263.582777508985" calcext:value-type="float">
            <text:p>263.582777508985</text:p>
          </table:table-cell>
          <table:table-cell office:value-type="float" office:value="223.553704727675" calcext:value-type="float">
            <text:p>223.553704727675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0000" calcext:value-type="float">
            <text:p>400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31.1019163499615" calcext:value-type="float">
            <text:p>31.1019163499615</text:p>
          </table:table-cell>
          <table:table-cell office:value-type="float" office:value="0" calcext:value-type="float">
            <text:p>0</text:p>
          </table:table-cell>
          <table:table-cell office:value-type="float" office:value="1732.72687892571" calcext:value-type="float">
            <text:p>1732.72687892571</text:p>
          </table:table-cell>
          <table:table-cell office:value-type="float" office:value="275.324209443361" calcext:value-type="float">
            <text:p>275.324209443361</text:p>
          </table:table-cell>
          <table:table-cell office:value-type="float" office:value="233.512020792723" calcext:value-type="float">
            <text:p>233.512020792723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37.729705051585" calcext:value-type="float">
            <text:p>37.729705051585</text:p>
          </table:table-cell>
          <table:table-cell office:value-type="float" office:value="0" calcext:value-type="float">
            <text:p>0</text:p>
          </table:table-cell>
          <table:table-cell office:value-type="float" office:value="1831.70311755871" calcext:value-type="float">
            <text:p>1831.70311755871</text:p>
          </table:table-cell>
          <table:table-cell office:value-type="float" office:value="291.051185798806" calcext:value-type="float">
            <text:p>291.051185798806</text:p>
          </table:table-cell>
          <table:table-cell office:value-type="float" office:value="246.850615452247" calcext:value-type="float">
            <text:p>246.850615452247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0000" calcext:value-type="float">
            <text:p>600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47.3070837266001" calcext:value-type="float">
            <text:p>47.3070837266001</text:p>
          </table:table-cell>
          <table:table-cell office:value-type="float" office:value="0" calcext:value-type="float">
            <text:p>0</text:p>
          </table:table-cell>
          <table:table-cell office:value-type="float" office:value="1737.87110789283" calcext:value-type="float">
            <text:p>1737.87110789283</text:p>
          </table:table-cell>
          <table:table-cell office:value-type="float" office:value="276.141609341057" calcext:value-type="float">
            <text:p>276.141609341057</text:p>
          </table:table-cell>
          <table:table-cell office:value-type="float" office:value="234.20528602462" calcext:value-type="float">
            <text:p>234.20528602462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0000" calcext:value-type="float">
            <text:p>700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6.1962882184747" calcext:value-type="float">
            <text:p>56.1962882184747</text:p>
          </table:table-cell>
          <table:table-cell office:value-type="float" office:value="0" calcext:value-type="float">
            <text:p>0</text:p>
          </table:table-cell>
          <table:table-cell office:value-type="float" office:value="1708.40044906526" calcext:value-type="float">
            <text:p>1708.40044906526</text:p>
          </table:table-cell>
          <table:table-cell office:value-type="float" office:value="271.458825261141" calcext:value-type="float">
            <text:p>271.458825261141</text:p>
          </table:table-cell>
          <table:table-cell office:value-type="float" office:value="230.233654268561" calcext:value-type="float">
            <text:p>230.233654268561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0000" calcext:value-type="float">
            <text:p>8000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64.2430173959579" calcext:value-type="float">
            <text:p>64.2430173959579</text:p>
          </table:table-cell>
          <table:table-cell office:value-type="float" office:value="0" calcext:value-type="float">
            <text:p>0</text:p>
          </table:table-cell>
          <table:table-cell office:value-type="float" office:value="1710.24221305342" calcext:value-type="float">
            <text:p>1710.24221305342</text:p>
          </table:table-cell>
          <table:table-cell office:value-type="float" office:value="271.751475083909" calcext:value-type="float">
            <text:p>271.751475083909</text:p>
          </table:table-cell>
          <table:table-cell office:value-type="float" office:value="230.481860743528" calcext:value-type="float">
            <text:p>230.481860743528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0000" calcext:value-type="float">
            <text:p>900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72.6833183606115" calcext:value-type="float">
            <text:p>72.6833183606115</text:p>
          </table:table-cell>
          <table:table-cell office:value-type="float" office:value="0" calcext:value-type="float">
            <text:p>0</text:p>
          </table:table-cell>
          <table:table-cell office:value-type="float" office:value="1714.48165504629" calcext:value-type="float">
            <text:p>1714.48165504629</text:p>
          </table:table-cell>
          <table:table-cell office:value-type="float" office:value="272.425107512287" calcext:value-type="float">
            <text:p>272.425107512287</text:p>
          </table:table-cell>
          <table:table-cell office:value-type="float" office:value="231.053191793348" calcext:value-type="float">
            <text:p>231.053191793348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77.3891720199764" calcext:value-type="float">
            <text:p>77.3891720199764</text:p>
          </table:table-cell>
          <table:table-cell office:value-type="float" office:value="0" calcext:value-type="float">
            <text:p>0</text:p>
          </table:table-cell>
          <table:table-cell office:value-type="float" office:value="1813.30238630594" calcext:value-type="float">
            <text:p>1813.30238630594</text:p>
          </table:table-cell>
          <table:table-cell office:value-type="float" office:value="288.127374292812" calcext:value-type="float">
            <text:p>288.127374292812</text:p>
          </table:table-cell>
          <table:table-cell office:value-type="float" office:value="244.370829404511" calcext:value-type="float">
            <text:p>244.370829404511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135.338769028914" calcext:value-type="float">
            <text:p>135.338769028914</text:p>
          </table:table-cell>
          <table:table-cell office:value-type="float" office:value="0" calcext:value-type="float">
            <text:p>0</text:p>
          </table:table-cell>
          <table:table-cell office:value-type="float" office:value="2118.73384465443" calcext:value-type="float">
            <text:p>2118.73384465443</text:p>
          </table:table-cell>
          <table:table-cell office:value-type="float" office:value="336.659359241917" calcext:value-type="float">
            <text:p>336.659359241917</text:p>
          </table:table-cell>
          <table:table-cell office:value-type="float" office:value="285.532490783508" calcext:value-type="float">
            <text:p>285.532490783508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300000" calcext:value-type="float">
            <text:p>30000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136.91625727412" calcext:value-type="float">
            <text:p>136.91625727412</text:p>
          </table:table-cell>
          <table:table-cell office:value-type="float" office:value="0" calcext:value-type="float">
            <text:p>0</text:p>
          </table:table-cell>
          <table:table-cell office:value-type="float" office:value="2094.56251570922" calcext:value-type="float">
            <text:p>2094.56251570922</text:p>
          </table:table-cell>
          <table:table-cell office:value-type="float" office:value="332.818620049851" calcext:value-type="float">
            <text:p>332.818620049851</text:p>
          </table:table-cell>
          <table:table-cell office:value-type="float" office:value="282.275026531125" calcext:value-type="float">
            <text:p>282.275026531125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400000" calcext:value-type="float">
            <text:p>40000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143" calcext:value-type="float">
            <text:p>1143</text:p>
          </table:table-cell>
          <table:table-cell office:value-type="float" office:value="116.671745748786" calcext:value-type="float">
            <text:p>116.671745748786</text:p>
          </table:table-cell>
          <table:table-cell office:value-type="float" office:value="0" calcext:value-type="float">
            <text:p>0</text:p>
          </table:table-cell>
          <table:table-cell office:value-type="float" office:value="2791.85337186091" calcext:value-type="float">
            <text:p>2791.85337186091</text:p>
          </table:table-cell>
          <table:table-cell office:value-type="float" office:value="443.615685679188" calcext:value-type="float">
            <text:p>443.615685679188</text:p>
          </table:table-cell>
          <table:table-cell office:value-type="float" office:value="376.245864567193" calcext:value-type="float">
            <text:p>376.245864567193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176.505023887452" calcext:value-type="float">
            <text:p>176.505023887452</text:p>
          </table:table-cell>
          <table:table-cell office:value-type="float" office:value="0" calcext:value-type="float">
            <text:p>0</text:p>
          </table:table-cell>
          <table:table-cell office:value-type="float" office:value="2451.10054414432" calcext:value-type="float">
            <text:p>2451.10054414432</text:p>
          </table:table-cell>
          <table:table-cell office:value-type="float" office:value="389.471259314182" calcext:value-type="float">
            <text:p>389.471259314182</text:p>
          </table:table-cell>
          <table:table-cell office:value-type="float" office:value="330.324096769449" calcext:value-type="float">
            <text:p>330.324096769449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60000" calcext:value-type="float">
            <text:p>6000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163" calcext:value-type="float">
            <text:p>1163</text:p>
          </table:table-cell>
          <table:table-cell office:value-type="float" office:value="146.828980463667" calcext:value-type="float">
            <text:p>146.828980463667</text:p>
          </table:table-cell>
          <table:table-cell office:value-type="float" office:value="0" calcext:value-type="float">
            <text:p>0</text:p>
          </table:table-cell>
          <table:table-cell office:value-type="float" office:value="3177.12470214456" calcext:value-type="float">
            <text:p>3177.12470214456</text:p>
          </table:table-cell>
          <table:table-cell office:value-type="float" office:value="504.83394559174" calcext:value-type="float">
            <text:p>504.83394559174</text:p>
          </table:table-cell>
          <table:table-cell office:value-type="float" office:value="428.16719618745" calcext:value-type="float">
            <text:p>428.16719618745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70000" calcext:value-type="float">
            <text:p>70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float" office:value="128.019936999101" calcext:value-type="float">
            <text:p>128.019936999101</text:p>
          </table:table-cell>
          <table:table-cell office:value-type="float" office:value="0" calcext:value-type="float">
            <text:p>0</text:p>
          </table:table-cell>
          <table:table-cell office:value-type="float" office:value="3574.1639009446" calcext:value-type="float">
            <text:p>3574.1639009446</text:p>
          </table:table-cell>
          <table:table-cell office:value-type="float" office:value="567.922078440133" calcext:value-type="float">
            <text:p>567.922078440133</text:p>
          </table:table-cell>
          <table:table-cell office:value-type="float" office:value="481.674431963237" calcext:value-type="float">
            <text:p>481.674431963237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80000" calcext:value-type="float">
            <text:p>8000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102.482016322468" calcext:value-type="float">
            <text:p>102.482016322468</text:p>
          </table:table-cell>
          <table:table-cell office:value-type="float" office:value="0" calcext:value-type="float">
            <text:p>0</text:p>
          </table:table-cell>
          <table:table-cell office:value-type="float" office:value="3697.02851333241" calcext:value-type="float">
            <text:p>3697.02851333241</text:p>
          </table:table-cell>
          <table:table-cell office:value-type="float" office:value="587.444833402653" calcext:value-type="float">
            <text:p>587.444833402653</text:p>
          </table:table-cell>
          <table:table-cell office:value-type="float" office:value="498.232358242063" calcext:value-type="float">
            <text:p>498.232358242063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90000" calcext:value-type="float">
            <text:p>9000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383" calcext:value-type="float">
            <text:p>1383</text:p>
          </table:table-cell>
          <table:table-cell office:value-type="float" office:value="116.287013511778" calcext:value-type="float">
            <text:p>116.287013511778</text:p>
          </table:table-cell>
          <table:table-cell office:value-type="float" office:value="0" calcext:value-type="float">
            <text:p>0</text:p>
          </table:table-cell>
          <table:table-cell office:value-type="float" office:value="3723.77839381025" calcext:value-type="float">
            <text:p>3723.77839381025</text:p>
          </table:table-cell>
          <table:table-cell office:value-type="float" office:value="591.695295368033" calcext:value-type="float">
            <text:p>591.695295368033</text:p>
          </table:table-cell>
          <table:table-cell office:value-type="float" office:value="501.837322603335" calcext:value-type="float">
            <text:p>501.837322603335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38.534466565175" calcext:value-type="float">
            <text:p>138.534466565175</text:p>
          </table:table-cell>
          <table:table-cell office:value-type="float" office:value="0" calcext:value-type="float">
            <text:p>0</text:p>
          </table:table-cell>
          <table:table-cell office:value-type="float" office:value="3637.68643142961" calcext:value-type="float">
            <text:p>3637.68643142961</text:p>
          </table:table-cell>
          <table:table-cell office:value-type="float" office:value="578.015585212805" calcext:value-type="float">
            <text:p>578.015585212805</text:p>
          </table:table-cell>
          <table:table-cell office:value-type="float" office:value="490.235085485631" calcext:value-type="float">
            <text:p>490.235085485631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8" calcext:value-type="float">
            <text:p>858</text:p>
          </table:table-cell>
          <table:table-cell table:style-name="Default" office:value-type="float" office:value="105.94294318562" calcext:value-type="float">
            <text:p>105,942943185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12.01118467042" calcext:value-type="float">
            <text:p>4112,01118467042</text:p>
          </table:table-cell>
          <table:table-cell table:style-name="Default" office:value-type="float" office:value="653.384120954809" calcext:value-type="float">
            <text:p>653,384120954809</text:p>
          </table:table-cell>
          <table:table-cell table:style-name="Default" office:value-type="float" office:value="554.1577573091" calcext:value-type="float">
            <text:p>554,1577573091</text:p>
          </table:table-cell>
          <table:table-cell table:style-name="Default" office:value-type="float" office:value="162.71" calcext:value-type="float">
            <text:p>162,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56.474284976854" calcext:value-type="float">
            <text:p>156.474284976854</text:p>
          </table:table-cell>
          <table:table-cell office:value-type="float" office:value="0" calcext:value-type="float">
            <text:p>0</text:p>
          </table:table-cell>
          <table:table-cell office:value-type="float" office:value="3816.28408418723" calcext:value-type="float">
            <text:p>3816.28408418723</text:p>
          </table:table-cell>
          <table:table-cell office:value-type="float" office:value="606.394124353617" calcext:value-type="float">
            <text:p>606.394124353617</text:p>
          </table:table-cell>
          <table:table-cell office:value-type="float" office:value="514.303909783044" calcext:value-type="float">
            <text:p>514.303909783044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00000" calcext:value-type="float">
            <text:p>3000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float" office:value="366.405763525458" calcext:value-type="float">
            <text:p>366.405763525458</text:p>
          </table:table-cell>
          <table:table-cell office:value-type="float" office:value="0" calcext:value-type="float">
            <text:p>0</text:p>
          </table:table-cell>
          <table:table-cell office:value-type="float" office:value="3515.39155602948" calcext:value-type="float">
            <text:p>3515.39155602948</text:p>
          </table:table-cell>
          <table:table-cell office:value-type="float" office:value="559.439881403139" calcext:value-type="float">
            <text:p>559.439881403139</text:p>
          </table:table-cell>
          <table:table-cell office:value-type="float" office:value="473.753940168036" calcext:value-type="float">
            <text:p>473.753940168036</text:p>
          </table:table-cell>
          <table:table-cell office:value-type="float" office:value="162.959496666667" calcext:value-type="float">
            <text:p>162.959496666667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00000" calcext:value-type="float">
            <text:p>40000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494.778038958643" calcext:value-type="float">
            <text:p>494.778038958643</text:p>
          </table:table-cell>
          <table:table-cell office:value-type="float" office:value="0" calcext:value-type="float">
            <text:p>0</text:p>
          </table:table-cell>
          <table:table-cell office:value-type="float" office:value="3309.6691985636" calcext:value-type="float">
            <text:p>3309.6691985636</text:p>
          </table:table-cell>
          <table:table-cell office:value-type="float" office:value="526.790398520371" calcext:value-type="float">
            <text:p>526.790398520371</text:p>
          </table:table-cell>
          <table:table-cell office:value-type="float" office:value="446.029638087673" calcext:value-type="float">
            <text:p>446.029638087673</text:p>
          </table:table-cell>
          <table:table-cell office:value-type="float" office:value="162.987095" calcext:value-type="float">
            <text:p>162.987095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9.958580600924" calcext:value-type="float">
            <text:p>59.958580600924</text:p>
          </table:table-cell>
          <table:table-cell office:value-type="float" office:value="0" calcext:value-type="float">
            <text:p>0</text:p>
          </table:table-cell>
          <table:table-cell office:value-type="float" office:value="3935.1487486227" calcext:value-type="float">
            <text:p>3935.1487486227</text:p>
          </table:table-cell>
          <table:table-cell office:value-type="float" office:value="625.281301648827" calcext:value-type="float">
            <text:p>625.281301648827</text:p>
          </table:table-cell>
          <table:table-cell office:value-type="float" office:value="530.322780576106" calcext:value-type="float">
            <text:p>530.322780576106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455.24559876832" calcext:value-type="float">
            <text:p>455.24559876832</text:p>
          </table:table-cell>
          <table:table-cell office:value-type="float" office:value="0" calcext:value-type="float">
            <text:p>0</text:p>
          </table:table-cell>
          <table:table-cell office:value-type="float" office:value="3304.74726945257" calcext:value-type="float">
            <text:p>3304.74726945257</text:p>
          </table:table-cell>
          <table:table-cell office:value-type="float" office:value="525.112722863894" calcext:value-type="float">
            <text:p>525.112722863894</text:p>
          </table:table-cell>
          <table:table-cell office:value-type="float" office:value="445.366331234819" calcext:value-type="float">
            <text:p>445.366331234819</text:p>
          </table:table-cell>
          <table:table-cell office:value-type="float" office:value="162.71" calcext:value-type="float">
            <text:p>162.7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4570" calcext:value-type="float">
            <text:p>4570</text:p>
          </table:table-cell>
          <table:table-cell office:value-type="float" office:value="953.046069849393" calcext:value-type="float">
            <text:p>953.046069849393</text:p>
          </table:table-cell>
          <table:table-cell office:value-type="float" office:value="0" calcext:value-type="float">
            <text:p>0</text:p>
          </table:table-cell>
          <table:table-cell office:value-type="float" office:value="942.332398330187" calcext:value-type="float">
            <text:p>942.332398330187</text:p>
          </table:table-cell>
          <table:table-cell office:value-type="float" office:value="149.994127600445" calcext:value-type="float">
            <text:p>149.994127600445</text:p>
          </table:table-cell>
          <table:table-cell office:value-type="float" office:value="126.994014618717" calcext:value-type="float">
            <text:p>126.994014618717</text:p>
          </table:table-cell>
          <table:table-cell office:value-type="float" office:value="162.993426666667" calcext:value-type="float">
            <text:p>162.99342666666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237" calcext:value-type="float">
            <text:p>2237</text:p>
          </table:table-cell>
          <table:table-cell office:value-type="float" office:value="189.162814483761" calcext:value-type="float">
            <text:p>189.162814483761</text:p>
          </table:table-cell>
          <table:table-cell office:value-type="float" office:value="0" calcext:value-type="float">
            <text:p>0</text:p>
          </table:table-cell>
          <table:table-cell office:value-type="float" office:value="3074.2980993152" calcext:value-type="float">
            <text:p>3074.2980993152</text:p>
          </table:table-cell>
          <table:table-cell office:value-type="float" office:value="489.349050702381" calcext:value-type="float">
            <text:p>489.349050702381</text:p>
          </table:table-cell>
          <table:table-cell office:value-type="float" office:value="414.309704790525" calcext:value-type="float">
            <text:p>414.309704790525</text:p>
          </table:table-cell>
          <table:table-cell office:value-type="float" office:value="162.9944175" calcext:value-type="float">
            <text:p>162.9944175</text:p>
          </table:table-cell>
          <table:table-cell table:number-columns-repeated="100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4:36:40.125202610</meta:creation-date>
    <dc:date>2020-09-30T18:20:13.500232879</dc:date>
    <meta:editing-duration>PT16M56S</meta:editing-duration>
    <meta:editing-cycles>4</meta:editing-cycles>
    <meta:generator>LibreOffice/6.0.7.3$Linux_X86_64 LibreOffice_project/00m0$Build-3</meta:generator>
    <meta:document-statistic meta:table-count="2" meta:cell-count="1113" meta:object-count="0"/>
  </office:meta>
</office:document-meta>
</file>